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54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1.935cm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3">
          <table:table-cell table:style-name="ce1" office:value-type="string">
            <text:p>XPath 4.0 Functio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ew Functions</text:p>
          </table:table-cell>
          <table:table-cell table:style-name="ce2" office:value-type="string">
            <text:p>spec</text:p>
          </table:table-cell>
          <table:table-cell table:style-name="ce2" office:value-type="string">
            <text:p>usefulness</text:p>
          </table:table-cell>
          <table:table-cell table:style-name="ce2" office:value-type="string">
            <text:p>complexity</text:p>
          </table:table-cell>
          <table:table-cell table:style-name="ce2" office:value-type="string">
            <text:p>completeness</text:p>
          </table:table-cell>
          <table:table-cell table:style-name="ce2" office:value-type="string">
            <text:p>next step</text:p>
          </table:table-cell>
          <table:table-cell table:style-name="ce2" office:value-type="string">
            <text:p>tests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l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string">
            <text:p>characters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identity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index-where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string">
            <text:p>in-scope-namespaces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s-NaN</text:p>
          </table:table-cell>
          <table:table-cell office:value-type="string">
            <text:p>4.0 draf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2">
          <table:table-cell office:value-type="string">
            <text:p>highest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lowest</text:p>
          </table:table-cell>
          <table:table-cell office:value-type="string">
            <text:p>4.0 draft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9">
            <text:p>29</text:p>
          </table:table-cell>
          <table:table-cell table:number-columns-repeated="1017"/>
        </table:table-row>
        <table:table-row table:style-name="ro2">
          <table:table-cell office:value-type="string">
            <text:p>some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1">
            <text:p>11</text:p>
          </table:table-cell>
          <table:table-cell table:number-columns-repeated="1017"/>
        </table:table-row>
        <table:table-row table:style-name="ro2">
          <table:table-cell office:value-type="string">
            <text:p>uniform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unique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2">
          <table:table-cell office:value-type="string">
            <text:p>map:filter</text:p>
          </table:table-cell>
          <table:table-cell office:value-type="string">
            <text:p>4.0 draf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approve</text:p>
          </table:table-cell>
          <table:table-cell office:value-type="float" office:value="14">
            <text:p>1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ifferences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json</text:p>
          </table:table-cell>
          <table:table-cell office:value-type="string">
            <text:p>4.0 draf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range-from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/>
          <table:table-cell office:value-type="string">
            <text:p>alternative: items-from</text:p>
          </table:table-cell>
          <table:table-cell table:number-columns-repeated="1016"/>
        </table:table-row>
        <table:table-row table:style-name="ro2">
          <table:table-cell office:value-type="string">
            <text:p>range-to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/>
          <table:table-cell office:value-type="string">
            <text:p>alternative: items-to</text:p>
          </table:table-cell>
          <table:table-cell table:number-columns-repeated="1016"/>
        </table:table-row>
        <table:table-row table:style-name="ro2">
          <table:table-cell office:value-type="string">
            <text:p>replicate</text:p>
          </table:table-cell>
          <table:table-cell office:value-type="string">
            <text:p>4.0 draf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office:value-type="float" office:value="21">
            <text:p>21</text:p>
          </table:table-cell>
          <table:table-cell office:value-type="string">
            <text:p>depends on new downcasting rule</text:p>
          </table:table-cell>
          <table:table-cell table:number-columns-repeated="1016"/>
        </table:table-row>
        <table:table-row table:style-name="ro2">
          <table:table-cell office:value-type="string">
            <text:p>slice</text:p>
          </table:table-cell>
          <table:table-cell office:value-type="string">
            <text:p>4.0 draft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scuss</text:p>
          </table:table-cell>
          <table:table-cell office:value-type="float" office:value="2">
            <text:p>2</text:p>
          </table:table-cell>
          <table:table-cell office:value-type="string">
            <text:p>depends on keyword args</text:p>
          </table:table-cell>
          <table:table-cell table:number-columns-repeated="1016"/>
        </table:table-row>
        <table:table-row table:style-name="ro2">
          <table:table-cell office:value-type="string">
            <text:p>stack-tr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p:group-by</text:p>
          </table:table-cell>
          <table:table-cell office:value-type="string">
            <text:p>4.0 draft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repl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substitut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map:entries</text:p>
          </table:table-cell>
          <table:table-cell office:value-type="string">
            <text:p>issue 29, 11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ray:repla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array:slice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office:value-type="string">
            <text:p>array:partition</text:p>
          </table:table-cell>
          <table:table-cell office:value-type="string">
            <text:p>4.0 draf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iscus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rts</text:p>
          </table:table-cell>
          <table:table-cell office:value-type="string">
            <text:p>editors draft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evise</text:p>
          </table:table-cell>
          <table:table-cell office:value-type="float" office:value="94">
            <text:p>94</text:p>
          </table:table-cell>
          <table:table-cell table:number-columns-repeated="1017"/>
        </table:table-row>
        <table:table-row table:style-name="ro2">
          <table:table-cell office:value-type="string">
            <text:p>items-before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after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from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items-until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revise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office:value-type="string">
            <text:p>op</text:p>
          </table:table-cell>
          <table:table-cell office:value-type="string">
            <text:p>issue 83</text:p>
          </table:table-cell>
          <table:table-cell table:number-columns-repeated="1022"/>
        </table:table-row>
        <table:table-row table:style-name="ro2">
          <table:table-cell office:value-type="string">
            <text:p>init, foot, etc</text:p>
          </table:table-cell>
          <table:table-cell office:value-type="string">
            <text:p>issue 97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sequence-contains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sequence-starts-with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sequence-ends-with</text:p>
          </table:table-cell>
          <table:table-cell office:value-type="string">
            <text:p>issues 94/96</text:p>
          </table:table-cell>
          <table:table-cell table:number-columns-repeated="1022"/>
        </table:table-row>
        <table:table-row table:style-name="ro2">
          <table:table-cell office:value-type="string">
            <text:p>convert-to/from-EQName</text:p>
          </table:table-cell>
          <table:table-cell office:value-type="string">
            <text:p>issue 1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intersperse</text:p>
          </table:table-cell>
          <table:table-cell office:value-type="string">
            <text:p>issue 2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parse-html</text:p>
          </table:table-cell>
          <table:table-cell office:value-type="string">
            <text:p>issue 74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split-by-graphemes</text:p>
          </table:table-cell>
          <table:table-cell office:value-type="string">
            <text:p>issue 7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until</text:p>
          </table:table-cell>
          <table:table-cell office:value-type="string">
            <text:p>issue 80</text:p>
          </table:table-cell>
          <table:table-cell table:number-columns-repeated="1022"/>
        </table:table-row>
        <table:table-row table:style-name="ro2">
          <table:table-cell office:value-type="string">
            <text:p>nl, cr, tab</text:p>
          </table:table-cell>
          <table:table-cell office:value-type="string">
            <text:p>issue 121</text:p>
          </table:table-cell>
          <table:table-cell table:number-columns-repeated="1022"/>
        </table:table-row>
        <table:table-row table:style-name="ro2">
          <table:table-cell office:value-type="string">
            <text:p>deep-normalize-space</text:p>
          </table:table-cell>
          <table:table-cell office:value-type="string">
            <text:p>issue 79</text:p>
          </table:table-cell>
          <table:table-cell table:number-columns-repeated="1022"/>
        </table:table-row>
        <table:table-row table:style-name="ro2">
          <table:table-cell office:value-type="string">
            <text:p>parcel</text:p>
          </table:table-cell>
          <table:table-cell office:value-type="string">
            <text:p>issue 11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unparcel</text:p>
          </table:table-cell>
          <table:table-cell office:value-type="string">
            <text:p>issue 11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array:from-members/of</text:p>
          </table:table-cell>
          <table:table-cell office:value-type="string">
            <text:p>issue 11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array:members/parcels</text:p>
          </table:table-cell>
          <table:table-cell office:value-type="string">
            <text:p>issue 11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duplicate-values</text:p>
          </table:table-cell>
          <table:table-cell office:value-type="string">
            <text:p>issue 123</text:p>
          </table:table-cell>
          <table:table-cell table:number-columns-repeated="3"/>
          <table:table-cell office:value-type="string">
            <text:p>revise</text:p>
          </table:table-cell>
          <table:table-cell table:number-columns-repeated="1018"/>
        </table:table-row>
        <table:table-row table:style-name="ro2">
          <table:table-cell office:value-type="string">
            <text:p>array:values</text:p>
          </table:table-cell>
          <table:table-cell office:value-type="string">
            <text:p>issue 29</text:p>
          </table:table-cell>
          <table:table-cell table:number-columns-repeated="1022"/>
        </table:table-row>
        <table:table-row table:style-name="ro2">
          <table:table-cell office:value-type="string">
            <text:p>map:values</text:p>
          </table:table-cell>
          <table:table-cell office:value-type="string">
            <text:p>issue 2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isting functions</text:p>
          </table:table-cell>
          <table:table-cell table:style-name="ce2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n:replace (action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distinct-values (semantics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deep-equal (options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parse-json (number formatting)</text:p>
          </table:table-cell>
          <table:table-cell office:value-type="string">
            <text:p>4.0 draft</text:p>
          </table:table-cell>
          <table:table-cell table:number-columns-repeated="1022"/>
        </table:table-row>
        <table:table-row table:style-name="ro2">
          <table:table-cell office:value-type="string">
            <text:p>fn:format-number (minor fixes)</text:p>
          </table:table-cell>
          <table:table-cell office:value-type="string">
            <text:p>4.0 draf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3">13/09/2022</text:date>, <text:time>17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ay</meta:initial-creator>
    <meta:creation-date>2022-08-11T10:15:35</meta:creation-date>
    <dc:date>2022-09-13T17:11:40</dc:date>
    <dc:creator>Michael Kay</dc:creator>
    <meta:editing-duration>P11DT19H51M1S</meta:editing-duration>
    <meta:editing-cycles>6</meta:editing-cycles>
    <meta:generator>OpenOffice/4.1.1$Unix OpenOffice.org_project/411m6$Build-9775</meta:generator>
    <meta:document-statistic meta:table-count="3" meta:cell-count="277" meta:object-count="0"/>
  </office:meta>
</office:document-meta>
</file>